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Heading_20_1">
      <style:paragraph-properties style:snap-to-layout-grid="false"/>
    </style:style>
    <style:style style:name="P24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277804584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3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4-26">
            <text:p text:style-name="P10">26.04.10</text:p>
          </table:table-cell>
          <table:table-cell table:style-name="Table1.C2" office:value-type="string">
            <text:p text:style-name="P10">KW-16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3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19.04. bis 23.04.2010) :</text:span><text:change-start text:change-id="ct277804584"/><text:span text:style-name="T3"> </text:span><text:change-end text:change-id="ct277804584"/></text:p>
          </table:table-cell>
        </table:table-row>
        <table:table-row table:style-name="Table3.1">
          <table:table-cell table:style-name="Table3.A2" office:value-type="string">
            <text:list xml:id="list34156747" text:style-name="WW8Num2">
              <text:list-item>
                <text:p text:style-name="P20">Graph aufbauen (Kleinbuchstaben)</text:p>
              </text:list-item>
              <text:list-item>
                <text:p text:style-name="P19">Visualisierung Graph</text:p>
              </text:list-item>
              <text:list-item>
                <text:p text:style-name="P19">Erweiterte Statistiken loggen</text:p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26.04. bis 30.04.2010) :</text:p>
          </table:table-cell>
        </table:table-row>
        <table:table-row table:style-name="Table4.1">
          <table:table-cell table:style-name="Table4.A2" office:value-type="string">
            <text:list xml:id="list34194339" text:continue-numbering="true" text:style-name="WW8Num2">
              <text:list-item>
                <text:p text:style-name="P19">InputMethod definieren</text:p>
              </text:list-item>
              <text:list-item>
                <text:p text:style-name="P19">Verlagerung Erkennung in einen Service</text:p>
              </text:list-item>
              <text:list-item>
                <text:p text:style-name="P19">Grossbuchstaben im Graph einbauen</text:p>
              </text:list-item>
              <text:list-item>
                <text:p text:style-name="P19">Erkennungsprobleme bei ähnlichen Buchstaben lösen (z.B. Gross i, klein L) -&gt; Dictionary</text:p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4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4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4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4167116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4189829" text:continue-list="list34194339" text:style-name="WW8Num2">
              <text:list-item>
                <text:p text:style-name="P20"/>
              </text:list-item>
            </text:list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5">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26. April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4-26T14:08:34.46</dc:date>
    <meta:print-date>2001-07-24T10:32:00</meta:print-date>
    <meta:editing-cycles>19</meta:editing-cycles>
    <meta:generator>OpenOffice.org/3.2$Win32 OpenOffice.org_project/320m12$Build-9483</meta:generator>
    <meta:editing-duration>PT03H05M58S</meta:editing-duration>
    <meta:document-statistic meta:table-count="10" meta:image-count="0" meta:object-count="0" meta:page-count="3" meta:paragraph-count="60" meta:word-count="127" meta:character-count="847"/>
  </office:meta>
</office:document-meta>
</file>